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096" officeooo:paragraph-rsid="00054096"/>
    </style:style>
    <style:style style:name="P2" style:family="paragraph" style:parent-style-name="Standard">
      <style:text-properties fo:font-size="18pt" fo:font-weight="bold" officeooo:rsid="00054096" officeooo:paragraph-rsid="00054096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حسابى على موقع Github</text:p>
      <text:p text:style-name="P1"><text:a xlink:type="simple" xlink:href="mailto:saadmoha559@gmail.com" text:style-name="Internet_20_link" text:visited-style-name="Visited_20_Internet_20_Link">saadmoha559@gmail.com</text:a></text:p>
      <text:p text:style-name="P1">zasdx124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7:23:10.219308919</meta:creation-date>
    <dc:date>2019-07-13T17:27:19.594223484</dc:date>
    <meta:editing-duration>PT4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6" meta:character-count="51" meta:non-whitespace-character-count="48"/>
  </office:meta>
</office:document-meta>
</file>